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" svg:font-family="Tahoma"/>
    <style:font-face style:name="Times New Roman1" svg:font-family="'Times New Roman'"/>
    <style:font-face style:name="Times New Roman2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971cm" fo:margin-left="0.12cm" fo:margin-right="0.111cm" table:align="margins" style:writing-mode="lr-tb"/>
    </style:style>
    <style:style style:name="Tableau1.A" style:family="table-column">
      <style:table-column-properties style:column-width="18.971cm" style:rel-column-width="65535*"/>
    </style:style>
    <style:style style:name="Tableau1.1" style:family="table-row">
      <style:table-row-properties style:min-row-height="0.667cm"/>
    </style:style>
    <style:style style:name="Tableau1.A1" style:family="table-cell">
      <style:table-cell-properties fo:padding-left="0.318cm" fo:padding-right="0.318cm" fo:padding-top="0cm" fo:padding-bottom="0cm" fo:border="0.035cm solid #000000"/>
    </style:style>
    <style:style style:name="Tableau2" style:family="table">
      <style:table-properties style:width="19.711cm" fo:margin-left="-0.185cm" fo:margin-right="-0.325cm" table:align="margins"/>
    </style:style>
    <style:style style:name="Tableau2.A" style:family="table-column">
      <style:table-column-properties style:column-width="6.615cm" style:rel-column-width="21991*"/>
    </style:style>
    <style:style style:name="Tableau2.B" style:family="table-column">
      <style:table-column-properties style:column-width="6.456cm" style:rel-column-width="21463*"/>
    </style:style>
    <style:style style:name="Tableau2.C" style:family="table-column">
      <style:table-column-properties style:column-width="6.641cm" style:rel-column-width="22081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3" style:family="table">
      <style:table-properties style:width="12.363cm" table:align="left"/>
    </style:style>
    <style:style style:name="Tableau3.A" style:family="table-column">
      <style:table-column-properties style:column-width="4.8cm"/>
    </style:style>
    <style:style style:name="Tableau3.B" style:family="table-column">
      <style:table-column-properties style:column-width="1.983cm"/>
    </style:style>
    <style:style style:name="Tableau3.C" style:family="table-column">
      <style:table-column-properties style:column-width="3.297cm"/>
    </style:style>
    <style:style style:name="Tableau3.D" style:family="table-column">
      <style:table-column-properties style:column-width="2.284cm"/>
    </style:style>
    <style:style style:name="Tableau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3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7.872cm" table:align="left"/>
    </style:style>
    <style:style style:name="Tableau4.A" style:family="table-column">
      <style:table-column-properties style:column-width="4.424cm"/>
    </style:style>
    <style:style style:name="Tableau4.B" style:family="table-column">
      <style:table-column-properties style:column-width="2.794cm"/>
    </style:style>
    <style:style style:name="Tableau4.C" style:family="table-column">
      <style:table-column-properties style:column-width="2.524cm"/>
    </style:style>
    <style:style style:name="Tableau4.D" style:family="table-column">
      <style:table-column-properties style:column-width="0.12cm"/>
    </style:style>
    <style:style style:name="Tableau4.E" style:family="table-column">
      <style:table-column-properties style:column-width="2.958cm"/>
    </style:style>
    <style:style style:name="Tableau4.F" style:family="table-column">
      <style:table-column-properties style:column-width="5.052cm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paragraph-properties fo:margin-left="0.318cm" fo:margin-right="0cm" fo:line-height="100%" fo:text-indent="0cm" style:auto-text-indent="false" style:text-autospace="none" style:punctuation-wrap="hanging"/>
      <style:text-properties style:font-name="Times New Roman1" fo:font-size="13pt" fo:language="en" fo:country="US" fo:font-style="italic" fo:font-weight="bold" style:letter-kerning="true" style:font-name-asian="Times New Roman1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P2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1pt" fo:language="en" fo:country="US" fo:font-style="normal" fo:font-weight="normal" style:letter-kerning="true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3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italic" style:text-underline-style="none" fo:font-weight="bold" style:letter-kerning="true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6" style:family="paragraph" style:parent-style-name="Standard">
      <style:paragraph-properties loext:contextual-spacing="false"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" style:family="paragraph" style:parent-style-name="Standard">
      <style:paragraph-properties loext:contextual-spacing="false"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8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0pt" fo:language="en" fo:country="US" fo:font-style="normal" style:text-underline-style="none" fo:font-weight="normal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9" style:family="paragraph" style:parent-style-name="Standard">
      <style:paragraph-properties fo:line-height="100%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0" style:family="paragraph" style:parent-style-name="Standard">
      <style:paragraph-properties loext:contextual-spacing="false"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1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text-properties fo:font-size="12pt" style:font-size-asian="12pt" style:font-size-complex="12pt"/>
    </style:style>
    <style:style style:name="P17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text-properties fo:font-size="11pt" style:font-size-asian="11pt" style:font-size-complex="11pt"/>
    </style:style>
    <style:style style:name="P19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italic" style:text-underline-style="none" fo:font-weight="bold" style:letter-kerning="true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0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1" style:family="paragraph" style:parent-style-name="Table_20_Contents" style:list-style-name="L1"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 style:list-style-name="L1">
      <style:text-properties fo:font-size="11pt" style:font-size-asian="11pt" style:font-size-complex="11pt"/>
    </style:style>
    <style:style style:name="P23" style:family="paragraph" style:parent-style-name="Table_20_Contents">
      <style:text-properties style:font-name="Times New Roman" fo:font-size="12pt" style:font-size-asian="12pt" style:font-size-complex="12pt"/>
    </style:style>
    <style:style style:name="P24" style:family="paragraph" style:parent-style-name="Table_20_Contents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5" style:family="paragraph" style:parent-style-name="Table_20_Contents"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6" style:family="paragraph" style:parent-style-name="Normal" style:list-style-name="L1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Normal" style:list-style-name="L1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Normal" style:list-style-name="L7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9" style:family="paragraph" style:parent-style-name="Normal" style:list-style-name="L7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 style:letter-kerning="true" style:font-name-asian="Times New Roman" style:font-name-complex="Times New Roman"/>
    </style:style>
    <style:style style:name="T3" style:family="text">
      <style:text-properties style:text-position="0% 100%" fo:font-style="normal" style:text-underline-style="none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49cm" fo:border="0.035cm solid #000000" style:shadow="none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padding="0cm" fo:border="none" style:shadow="none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cm" fo:border="none" style:shadow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1ere Spé <text:s text:c="36"/>feuille d'exercices 4</text:p>
          </table:table-cell>
        </table:table-row>
      </table:table>
      <text:p text:style-name="P5"><text:s text:c="2"/></text:p>
      <text:p text:style-name="P8"/>
      <text:p text:style-name="P5"><text:span text:style-name="T6"><text:s/></text:span><text:span text:style-name="T5"><text:s text:c="63"/>---------------------------------</text:span></text:p>
      <text:p text:style-name="P6"/>
      <text:p text:style-name="P7"/>
      <text:p text:style-name="P3"><text:span text:style-name="T2"><text:s/></text:span><text:span text:style-name="T4">Ex I <text:s/></text:span>: <text:s/>Matéo et Théo <text:span text:style-name="T1">décident de jouer à la roulette dans un casino. Sur la roulette, il y a 18 cases rouges , 18 cases noires et 1 case verte.</text:span></text:p>
      <text:p text:style-name="P11">Si on joue le rouge , on doit miser 1 jeton sur le rouge. Si le rouge sort, le joueur récupère son jeton et gagne un jeton supplémentaire , sinon il perd son jeton.</text:p>
      <text:p text:style-name="P11"/>
      <text:list xml:id="list1632052123660138826" text:style-name="L1">
        <text:list-item>
          <text:p text:style-name="P13">Matéo décide de jouer deux parties sur le rouge : Il joue un jeton sur le rouge à la premiére partie et un jeton sur le rouge à la deuxiéme partie.</text:p>
          <text:p text:style-name="P13">Déterminer l'espérance du gain algébrique ( déduction faite des jetons misés ) de Matéo sur ces deux parties.</text:p>
          <text:p text:style-name="P13">On fait un arbre avec des probabilités conditionnelles avec R : « rouge » avec une probabilité de <draw:frame draw:style-name="fr2" draw:name="Objet1" text:anchor-type="as-char" svg:width="0.713cm" svg:height="1.03cm" draw:z-index="3"><draw:object xlink:href="./Object 1" xlink:type="simple" xlink:show="embed" xlink:actuate="onLoad"/><draw:image xlink:href="./ObjectReplacements/Object 1" xlink:type="simple" xlink:show="embed" xlink:actuate="onLoad"/></draw:frame>et <draw:frame draw:style-name="fr2" draw:name="Objet2" text:anchor-type="as-char" svg:width="0.519cm" svg:height="0.483cm" draw:z-index="4"><draw:object xlink:href="./Object 2" xlink:type="simple" xlink:show="embed" xlink:actuate="onLoad"/><draw:image xlink:href="./ObjectReplacements/Object 2" xlink:type="simple" xlink:show="embed" xlink:actuate="onLoad"/></draw:frame> avec une probabilité de<draw:frame draw:style-name="fr2" draw:name="Objet5" text:anchor-type="as-char" svg:width="0.713cm" svg:height="1.03cm" draw:z-index="5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<text:p text:style-name="P13">On obtient la loi de probabilité suivante : </text:p>
          <text:p text:style-name="P13"/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3">Gain (en jetons)</text:p>
          </table:table-cell>
          <table:table-cell table:style-name="Tableau3.A1" office:value-type="string">
            <text:p text:style-name="P23">2 jetons</text:p>
          </table:table-cell>
          <table:table-cell table:style-name="Tableau3.A1" office:value-type="string">
            <text:p text:style-name="P23">0 jeton</text:p>
          </table:table-cell>
          <table:table-cell table:style-name="Tableau3.D1" office:value-type="string">
            <text:p text:style-name="P23">– 2 <text:s/>jetons</text:p>
          </table:table-cell>
        </table:table-row>
        <table:table-row>
          <table:table-cell table:style-name="Tableau3.A2" office:value-type="string">
            <text:p text:style-name="P23">probabilités</text:p>
          </table:table-cell>
          <table:table-cell table:style-name="Tableau3.A2" office:value-type="string">
            <text:p text:style-name="P23"><draw:frame draw:style-name="fr2" draw:name="Objet8" text:anchor-type="as-char" svg:width="1.201cm" svg:height="1.03cm" draw:z-index="6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3.A2" office:value-type="string">
            <text:p text:style-name="P23"><draw:frame draw:style-name="fr2" draw:name="Objet9" text:anchor-type="as-char" svg:width="2.732cm" svg:height="1.03cm" draw:z-index="7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  <table:table-cell table:style-name="Tableau3.D2" office:value-type="string">
            <text:p text:style-name="P23"><draw:frame draw:style-name="fr2" draw:name="Objet10" text:anchor-type="as-char" svg:width="1.201cm" svg:height="1.03cm" draw:z-index="8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</table:table-row>
      </table:table>
      <text:p text:style-name="P11"/>
      <text:list xml:id="list31466435" text:continue-numbering="true" text:style-name="L1">
        <text:list-header>
          <text:p text:style-name="P13">D'où l'espérance de gain : <draw:frame draw:style-name="fr2" draw:name="Objet11" text:anchor-type="as-char" svg:width="10.012cm" svg:height="1.03cm" draw:z-index="9"><draw:object xlink:href="./Object 7" xlink:type="simple" xlink:show="embed" xlink:actuate="onLoad"/><draw:image xlink:href="./ObjectReplacements/Object 7" xlink:type="simple" xlink:show="embed" xlink:actuate="onLoad"/><svg:desc>formule</svg:desc></draw:frame>.</text:p>
          <text:p text:style-name="P13"><text:s/><text:span text:style-name="T4">l'espérance du gain algébrique est environ – 0,054</text:span></text:p>
          <text:p text:style-name="P13"><text:span text:style-name="T4"/></text:p>
        </text:list-header>
        <text:list-item>
          <text:p text:style-name="P13">Théo a dix jetons et décide de jouer un jeton sur le rouge à chaque partie pendant 10 parties.</text:p>
          <text:p text:style-name="P13">a. Lequel de ces algorithmes correspond à une simulation des parties de Théo et affiche en sortie le gain de Théo.</text:p>
          <text:p text:style-name="P15"/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list xml:id="list31462484" text:continue-numbering="true" text:style-name="L1">
              <text:list-header>
                <text:p text:style-name="P21">ALGORITHME 1 : </text:p>
                <text:p text:style-name="P22">Faire de 1 jusqu'à 10 :</text:p>
                <text:p text:style-name="P22">B prend la valeur 0</text:p>
                <text:p text:style-name="P22">A prend la valeur d'un nombre entier alèatoire entre 0 et 36</text:p>
                <text:p text:style-name="P22">Si A est plus grand ou égal à 19</text:p>
                <text:p text:style-name="P22">Alors B prend la valeur B + 1</text:p>
                <text:p text:style-name="P22">Sinon B prend la valeur B – 1 </text:p>
                <text:p text:style-name="P22">Fin du Si</text:p>
                <text:p text:style-name="P22">Fin du Faire</text:p>
                <text:p text:style-name="P22">Afficher le nombre B</text:p>
                <text:p text:style-name="P22"/>
              </text:list-header>
            </text:list>
          </table:table-cell>
          <table:table-cell table:style-name="Tableau2.A1" office:value-type="string">
            <text:list xml:id="list31457167" text:continue-numbering="true" text:style-name="L1">
              <text:list-header>
                <text:p text:style-name="P21">ALGORITHME 2 : </text:p>
                <text:p text:style-name="P22">B prend la valeur 0</text:p>
                <text:p text:style-name="P22">Faire de 1 jusqu'à 10 :</text:p>
                <text:p text:style-name="P22">A prend la valeur d'un nombre entier alèatoire entre 0 et 36</text:p>
                <text:p text:style-name="P22">Si A est plus grand ou égal à 19</text:p>
                <text:p text:style-name="P22">Alors B prend la valeur B + 1</text:p>
                <text:p text:style-name="P22">Sinon B prend la valeur B – 1 </text:p>
                <text:p text:style-name="P22">Fin du Si</text:p>
                <text:p text:style-name="P22">Fin du Faire</text:p>
                <text:p text:style-name="P22">Afficher le nombre B</text:p>
              </text:list-header>
            </text:list>
          </table:table-cell>
          <table:table-cell table:style-name="Tableau2.C1" office:value-type="string">
            <text:list xml:id="list31439949" text:continue-numbering="true" text:style-name="L1">
              <text:list-header>
                <text:p text:style-name="P21">ALGORITHME 3 : </text:p>
                <text:p text:style-name="P22">B prend la valeur 0</text:p>
                <text:p text:style-name="P22">A prend la valeur d'un nombre entier alèatoire entre 0 et 36</text:p>
                <text:p text:style-name="P22">Faire de 1 jusqu'à 10 :</text:p>
                <text:p text:style-name="P22">Si A est plus grand ou égal à 19</text:p>
                <text:p text:style-name="P22">Alors B prend la valeur B + 1</text:p>
                <text:p text:style-name="P22">Sinon B prend la valeur B – 1 </text:p>
                <text:p text:style-name="P22">Fin du Si</text:p>
                <text:p text:style-name="P22">Fin du Faire</text:p>
                <text:p text:style-name="P22">Afficher le nombre B</text:p>
              </text:list-header>
            </text:list>
          </table:table-cell>
        </table:table-row>
      </table:table>
      <text:list xml:id="list31468349" text:continue-numbering="true" text:style-name="L1">
        <text:list-header>
          <text:p text:style-name="P26"/>
          <text:p text:style-name="P27">C'est bien sur <text:span text:style-name="T4">l'algorithme 2.</text:span></text:p>
          <text:p text:style-name="P27"/>
          <text:p text:style-name="P13">b. Quelle-est la probabilité que Théo ait moins de 20 jetons à l'issue des 10 parties ?</text:p>
          <text:p text:style-name="P13">Cela veut dire que Théo n'a pas gagné les dix parties. On va donc regarder plutôt l'évenement contraire , c'est à dire que Théo gagne les dix parties. En imaginant l'arbre , cela correspond à la probabilité <text:soft-page-break/><draw:frame draw:style-name="fr2" draw:name="Objet12" text:anchor-type="as-char" svg:width="1.259cm" svg:height="1.09cm" draw:z-index="10"><draw:object xlink:href="./Object 8" xlink:type="simple" xlink:show="embed" xlink:actuate="onLoad"/><draw:image xlink:href="./ObjectReplacements/Object 8" xlink:type="simple" xlink:show="embed" xlink:actuate="onLoad"/><svg:desc>formule</svg:desc></draw:frame>et donc la probailité recherchée est<draw:frame draw:style-name="fr2" draw:name="Objet13" text:anchor-type="as-char" svg:width="3.704cm" svg:height="1.09cm" draw:z-index="11"><draw:object xlink:href="./Object 9" xlink:type="simple" xlink:show="embed" xlink:actuate="onLoad"/><draw:image xlink:href="./ObjectReplacements/Object 9" xlink:type="simple" xlink:show="embed" xlink:actuate="onLoad"/><svg:desc>formule</svg:desc></draw:frame>donc </text:p>
          <text:p text:style-name="P14"/>
          <text:p text:style-name="P14">la probabilité que Théo ait moins de 20 jetons à l'issue des 10 parties est 0,999257</text:p>
          <text:p text:style-name="P13"/>
        </text:list-header>
      </text:list>
      <text:p text:style-name="P5"><text:span text:style-name="T5"><text:s text:c="19"/></text:span><text:s/></text:p>
      <text:p text:style-name="P5"><text:s text:c="59"/>-----------------------------------</text:p>
      <text:p text:style-name="P5"/>
      <text:p text:style-name="P5"/>
      <text:p text:style-name="P4"><text:span text:style-name="T4">Ex II </text:span>: Soit la fonction définie sur<draw:frame draw:style-name="fr1" draw:name="Objet3" text:anchor-type="as-char" svg:width="0.524cm" svg:height="0.423cm" draw:z-index="0"><draw:object xlink:href="./Object 11" xlink:type="simple" xlink:show="embed" xlink:actuate="onLoad"/><draw:image xlink:href="./ObjectReplacements/Object 11" xlink:type="simple" xlink:show="embed" xlink:actuate="onLoad"/><svg:desc>formule</svg:desc></draw:frame>par  : <draw:frame draw:style-name="fr1" draw:name="Objet6" text:anchor-type="as-char" svg:width="2.817cm" svg:height="1.03cm" draw:z-index="1"><draw:object xlink:href="./Object 19" xlink:type="simple" xlink:show="embed" xlink:actuate="onLoad"/><draw:image xlink:href="./ObjectReplacements/Object 19" xlink:type="simple" xlink:show="embed" xlink:actuate="onLoad"/><svg:desc>formule</svg:desc></draw:frame> <text:s text:c="2"/></text:p>
      <text:p text:style-name="P4"/>
      <text:list xml:id="list4970933861191415588" text:style-name="L2">
        <text:list-item>
          <text:p text:style-name="P16">Résoudre l'équation : <draw:frame draw:style-name="fr1" draw:name="Objet4" text:anchor-type="as-char" svg:width="1.54cm" svg:height="0.483cm" draw:z-index="2"><draw:object xlink:href="./Object 62" xlink:type="simple" xlink:show="embed" xlink:actuate="onLoad"/><draw:image xlink:href="./ObjectReplacements/Object 62" xlink:type="simple" xlink:show="embed" xlink:actuate="onLoad"/><svg:desc>formule</svg:desc></draw:frame> <text:s text:c="4"/></text:p>
          <text:p text:style-name="P16"><text:s text:c="3"/></text:p>
          <text:p text:style-name="P16"><draw:frame draw:style-name="fr1" draw:name="Objet14" text:anchor-type="as-char" svg:width="6.258cm" svg:height="1.03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text:p text:style-name="P16">on calcule <draw:frame draw:style-name="fr1" draw:name="Objet15" text:anchor-type="as-char" svg:width="0.519cm" svg:height="0.323cm" draw:z-index="13"><draw:object xlink:href="./Object 12" xlink:type="simple" xlink:show="embed" xlink:actuate="onLoad"/><draw:image xlink:href="./ObjectReplacements/Object 12" xlink:type="simple" xlink:show="embed" xlink:actuate="onLoad"/><svg:desc>formule</svg:desc></draw:frame> : <draw:frame draw:style-name="fr1" draw:name="Objet16" text:anchor-type="as-char" svg:width="1.961cm" svg:height="0.483cm" draw:z-index="14"><draw:object xlink:href="./Object 13" xlink:type="simple" xlink:show="embed" xlink:actuate="onLoad"/><draw:image xlink:href="./ObjectReplacements/Object 13" xlink:type="simple" xlink:show="embed" xlink:actuate="onLoad"/><svg:desc>formule</svg:desc></draw:frame> et <text:s/>et <draw:frame draw:style-name="fr1" draw:name="Objet17" text:anchor-type="as-char" svg:width="4.225cm" svg:height="1.067cm" draw:z-index="15"><draw:object xlink:href="./Object 14" xlink:type="simple" xlink:show="embed" xlink:actuate="onLoad"/><draw:image xlink:href="./ObjectReplacements/Object 14" xlink:type="simple" xlink:show="embed" xlink:actuate="onLoad"/><svg:desc>formule</svg:desc></draw:frame>et<draw:frame draw:style-name="fr1" draw:name="Objet18" text:anchor-type="as-char" svg:width="2.265cm" svg:height="0.582cm" draw:z-index="16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text:p text:style-name="P16">Donc : les solutions sont <draw:frame draw:style-name="fr3" draw:name="Objet19" text:anchor-type="as-char" svg:y="-0.485cm" svg:width="3.522cm" svg:height="0.691cm" draw:z-index="17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text:p text:style-name="P16"/>
          <text:p text:style-name="P16"/>
        </text:list-item>
        <text:list-item>
          <text:p text:style-name="P16">Résoudre l'équation : <draw:frame draw:style-name="fr1" draw:name="Objet7" text:anchor-type="as-char" svg:width="1.54cm" svg:height="0.483cm" draw:z-index="18"><draw:object xlink:href="./Object 63" xlink:type="simple" xlink:show="embed" xlink:actuate="onLoad"/><draw:image xlink:href="./ObjectReplacements/Object 63" xlink:type="simple" xlink:show="embed" xlink:actuate="onLoad"/></draw:frame> . <text:s/></text:p>
          <text:p text:style-name="P16"/>
          <text:p text:style-name="P16"><draw:frame draw:style-name="fr1" draw:name="Objet20" text:anchor-type="as-char" svg:width="6.812cm" svg:height="1.03cm" draw:z-index="19"><draw:object xlink:href="./Object 17" xlink:type="simple" xlink:show="embed" xlink:actuate="onLoad"/><draw:image xlink:href="./ObjectReplacements/Object 17" xlink:type="simple" xlink:show="embed" xlink:actuate="onLoad"/></draw:frame> <text:s/></text:p>
          <text:p text:style-name="P16"><text:s text:c="2"/></text:p>
          <text:p text:style-name="P16">D'où le tableau de signe : </text:p>
        </text:list-item>
      </text:list>
      <text:list xml:id="list1808045410732800045" text:style-name="L7">
        <text:list-header>
          <text:p text:style-name="P29"/>
        </text:list-header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24"><text:s text:c="4"/>x</text:p>
          </table:table-cell>
          <table:table-cell table:style-name="Tableau4.B1" table:number-columns-spanned="5" office:value-type="string">
            <text:p text:style-name="P24"><draw:frame draw:style-name="fr1" draw:name="Objet44" text:anchor-type="as-char" svg:width="0.848cm" svg:height="0.213cm" draw:z-index="20"><draw:object xlink:href="./Object 18" xlink:type="simple" xlink:show="embed" xlink:actuate="onLoad"/><draw:image xlink:href="./ObjectReplacements/Object 18" xlink:type="simple" xlink:show="embed" xlink:actuate="onLoad"/></draw:frame> <text:s text:c="5"/><draw:frame draw:style-name="fr5" draw:name="Objet21" text:anchor-type="as-char" svg:y="-0.4cm" svg:width="1.54cm" svg:height="0.522cm" draw:z-index="21"><draw:object xlink:href="./Object 25" xlink:type="simple" xlink:show="embed" xlink:actuate="onLoad"/><draw:image xlink:href="./ObjectReplacements/Object 25" xlink:type="simple" xlink:show="embed" xlink:actuate="onLoad"/></draw:frame> <text:s text:c="9"/>– 2 <text:s text:c="14"/><draw:frame draw:style-name="fr5" draw:name="Objet22" text:anchor-type="as-char" svg:y="-0.4cm" svg:width="1.563cm" svg:height="0.522cm" draw:z-index="22"><draw:object xlink:href="./Object 26" xlink:type="simple" xlink:show="embed" xlink:actuate="onLoad"/><draw:image xlink:href="./ObjectReplacements/Object 26" xlink:type="simple" xlink:show="embed" xlink:actuate="onLoad"/></draw:frame> <text:s text:c="23"/><draw:frame draw:style-name="fr1" draw:name="Objet45" text:anchor-type="as-char" svg:width="0.848cm" svg:height="0.265cm" draw:z-index="23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24"><draw:frame draw:style-name="fr1" draw:name="Objet46" text:anchor-type="as-char" svg:width="1.924cm" svg:height="0.483cm" draw:z-index="24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au4.A1" office:value-type="string">
            <text:p text:style-name="P25"><text:s text:c="14"/>+</text:p>
          </table:table-cell>
          <table:table-cell table:style-name="Tableau4.A1" office:value-type="string">
            <text:p text:style-name="P25"><text:s text:c="10"/>– </text:p>
          </table:table-cell>
          <table:table-cell table:style-name="Tableau4.A1" office:value-type="string">
            <text:p text:style-name="P25"/>
          </table:table-cell>
          <table:table-cell table:style-name="Tableau4.A1" office:value-type="string">
            <text:p text:style-name="P25"><text:s text:c="12"/>– </text:p>
          </table:table-cell>
          <table:table-cell table:style-name="Tableau4.B1" office:value-type="string">
            <text:p text:style-name="P25"><text:s text:c="14"/>+</text:p>
          </table:table-cell>
        </table:table-row>
        <table:table-row>
          <table:table-cell table:style-name="Tableau4.A2" office:value-type="string">
            <text:p text:style-name="P24"><draw:frame draw:style-name="fr4" draw:name="Objet47" text:anchor-type="as-char" svg:y="-0.61cm" svg:width="1.018cm" svg:height="0.483cm" draw:z-index="25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au4.A2" office:value-type="string">
            <text:p text:style-name="P25"><text:s text:c="13"/>– </text:p>
          </table:table-cell>
          <table:table-cell table:style-name="Tableau4.A2" office:value-type="string">
            <text:p text:style-name="P25"><text:s text:c="9"/>– </text:p>
          </table:table-cell>
          <table:table-cell table:style-name="Tableau4.A2" office:value-type="string">
            <text:p text:style-name="P25"/>
          </table:table-cell>
          <table:table-cell table:style-name="Tableau4.A2" office:value-type="string">
            <text:p text:style-name="P25"><text:s text:c="13"/>+</text:p>
          </table:table-cell>
          <table:table-cell table:style-name="Tableau4.F3" office:value-type="string">
            <text:p text:style-name="P25"><text:s text:c="15"/>+</text:p>
          </table:table-cell>
        </table:table-row>
        <table:table-row>
          <table:table-cell table:style-name="Tableau4.A2" office:value-type="string">
            <text:p text:style-name="P24"><draw:frame draw:style-name="fr1" draw:name="Objet23" text:anchor-type="as-char" svg:width="2.009cm" svg:height="1.03cm" draw:z-index="26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  <table:table-cell table:style-name="Tableau4.A2" office:value-type="string">
            <text:p text:style-name="P25"><text:s text:c="14"/>– </text:p>
          </table:table-cell>
          <table:table-cell table:style-name="Tableau4.A2" office:value-type="string">
            <text:p text:style-name="P25"><text:s text:c="13"/>+ </text:p>
          </table:table-cell>
          <table:table-cell table:style-name="Tableau4.A2" office:value-type="string">
            <text:p text:style-name="P25"/>
          </table:table-cell>
          <table:table-cell table:style-name="Tableau4.A2" office:value-type="string">
            <text:p text:style-name="P25"><text:s text:c="12"/>– </text:p>
          </table:table-cell>
          <table:table-cell table:style-name="Tableau4.F3" office:value-type="string">
            <text:p text:style-name="P25"><text:s text:c="14"/>+</text:p>
          </table:table-cell>
        </table:table-row>
      </table:table>
      <text:list xml:id="list31444399" text:continue-numbering="true" text:style-name="L7">
        <text:list-header>
          <text:p text:style-name="P28"/>
        </text:list-header>
      </text:list>
      <text:list xml:id="list31440058" text:continue-list="list4970933861191415588" text:style-name="L2">
        <text:list-header>
          <text:p text:style-name="P17"><text:s text:c="48"/></text:p>
        </text:list-header>
      </text:list>
      <text:p text:style-name="P20">D'où les solutions : <draw:frame draw:style-name="fr3" draw:name="Objet24" text:anchor-type="as-char" svg:y="-0.485cm" svg:width="5.595cm" svg:height="0.691cm" draw:z-index="27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P5"/>
      <text:p text:style-name="P5"/>
      <text:p text:style-name="P9"><text:s text:c="68"/>--------------------------------</text:p>
      <text:p text:style-name="P2"/>
      <text:list xml:id="list4989510611828690806" text:style-name="L3">
        <text:list-header>
          <text:p text:style-name="P18"/>
        </text:list-header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" svg:font-family="Tahoma"/>
    <style:font-face style:name="Times New Roman1" svg:font-family="'Times New Roman'"/>
    <style:font-face style:name="Times New Roman2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Extrémité_20_de_20_ligne_20_1" draw:display-name="Extrémité de ligne 1" svg:viewBox="0 0 1131 902" svg:d="M564 0l-564 902h1131z"/>
    <draw:marker draw:name="Extrémité_20_de_20_ligne_20_2" draw:display-name="Extrémité de ligne 2" svg:viewBox="0 0 1131 902" svg:d="M564 0l-564 902h1131z"/>
    <draw:marker draw:name="Extrémité_20_de_20_ligne_20_3" draw:display-name="Extrémité de ligne 3" svg:viewBox="0 0 20 30" svg:d="M10 0l-10 30h20z"/>
    <draw:marker draw:name="Extrémité_20_de_20_ligne_20_4" draw:display-name="Extrémité de ligne 4" svg:viewBox="0 0 20 30" svg:d="M10 0l-10 30h20z"/>
    <draw:marker draw:name="Extrémité_20_de_20_ligne_20_5" draw:display-name="Extrémité de ligne 5" svg:viewBox="0 0 20 30" svg:d="M10 0l-10 30h20z"/>
    <draw:marker draw:name="Extrémités_20_de_20_ligne_20_1" draw:display-name="Extrémités de ligne 1" svg:viewBox="0 0 20 30" svg:d="M10 0l-10 30h20z"/>
    <draw:marker draw:name="Extrémités_20_de_20_ligne_20_10" draw:display-name="Extrémités de ligne 10" svg:viewBox="0 0 20 30" svg:d="M10 0l-10 30h20z"/>
    <draw:marker draw:name="Extrémités_20_de_20_ligne_20_11" draw:display-name="Extrémités de ligne 11" svg:viewBox="0 0 20 30" svg:d="M10 0l-10 30h20z"/>
    <draw:marker draw:name="Extrémités_20_de_20_ligne_20_12" draw:display-name="Extrémités de ligne 12" svg:viewBox="0 0 20 30" svg:d="M10 0l-10 30h20z"/>
    <draw:marker draw:name="Extrémités_20_de_20_ligne_20_13" draw:display-name="Extrémités de ligne 13" svg:viewBox="0 0 20 30" svg:d="M10 0l-10 30h20z"/>
    <draw:marker draw:name="Extrémités_20_de_20_ligne_20_2" draw:display-name="Extrémités de ligne 2" svg:viewBox="0 0 20 30" svg:d="M10 0l-10 30h20z"/>
    <draw:marker draw:name="Extrémités_20_de_20_ligne_20_3" draw:display-name="Extrémités de ligne 3" svg:viewBox="0 0 20 30" svg:d="M10 0l-10 30h20z"/>
    <draw:marker draw:name="Extrémités_20_de_20_ligne_20_4" draw:display-name="Extrémités de ligne 4" svg:viewBox="0 0 20 30" svg:d="M10 0l-10 30h20z"/>
    <draw:marker draw:name="Extrémités_20_de_20_ligne_20_5" draw:display-name="Extrémités de ligne 5" svg:viewBox="0 0 20 30" svg:d="M10 0l-10 30h20z"/>
    <draw:marker draw:name="Extrémités_20_de_20_ligne_20_6" draw:display-name="Extrémités de ligne 6" svg:viewBox="0 0 20 30" svg:d="M10 0l-10 30h20z"/>
    <draw:marker draw:name="Extrémités_20_de_20_ligne_20_9" draw:display-name="Extrémités de ligne 9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Normal" style:family="paragraph" style:parent-style-name="Standard">
      <style:paragraph-properties fo:line-height="100%" style:text-autospace="none" style:punctuation-wrap="simple"/>
      <style:text-properties style:font-name="Times New Roman1" fo:font-size="10pt" style:letter-kerning="true" style:font-name-asian="Times New Roman1" style:font-size-asian="10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Footnote_20_Symbol" style:display-name="Footnote Symbol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9cm" fo:margin-right="0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05-10-16T12:30:16</meta:creation-date>
    <dc:date>2020-04-02T11:23:55.95</dc:date>
    <meta:print-date>2015-02-08T22:17:10.32</meta:print-date>
    <dc:language>fr-FR</dc:language>
    <meta:editing-cycles>342</meta:editing-cycles>
    <meta:editing-duration>P3DT9H30M10S</meta:editing-duration>
    <meta:document-statistic meta:table-count="4" meta:image-count="0" meta:object-count="28" meta:page-count="2" meta:paragraph-count="87" meta:word-count="543" meta:character-count="31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frac>
        <mn>18</mn>
        <mn>37</mn>
      </mfrac>
    </mrow>
    <annotation encoding="StarMath 5.0">18 over 37</annotation>
  </semantics>
</math>
</file>

<file path=Object 10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=</mo>
        <mn>0</mn>
      </mrow>
      <mo stretchy="false">⇔</mo>
      <mrow>
        <mi mathvariant="normal">x</mi>
        <mo stretchy="false">=</mo>
        <mfrac>
          <mn>2</mn>
          <mrow>
            <mrow>
              <mi mathvariant="normal">x</mi>
              <mo stretchy="false">+</mo>
              <mn>2</mn>
            </mrow>
          </mrow>
        </mfrac>
      </mrow>
      <mo stretchy="false">⇔</mo>
      <mrow>
        <mrow>
          <mrow>
            <mi>x²</mi>
            <mo stretchy="false">+</mo>
            <mn>2x</mn>
          </mrow>
          <mo stretchy="false">−</mo>
          <mn>2</mn>
        </mrow>
        <mo stretchy="false">=</mo>
        <mn>0</mn>
      </mrow>
    </mrow>
    <annotation encoding="StarMath 5.0">f(x) = 0 dlrarrow x =  2 over {x+2} dlrarrow x²+2x-2 = 0</annotation>
  </semantics>
</math>
</file>

<file path=Object 11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12/content.xml><?xml version="1.0" encoding="utf-8"?>
<math xmlns="http://www.w3.org/1998/Math/MathML">
  <semantics>
    <mrow>
      <mo stretchy="false">Δ</mo>
    </mrow>
    <annotation encoding="StarMath 5.0">%DELTA </annotation>
  </semantics>
</math>
</file>

<file path=Object 13/content.xml><?xml version="1.0" encoding="utf-8"?>
<math xmlns="http://www.w3.org/1998/Math/MathML">
  <semantics>
    <mrow>
      <mrow>
        <mrow>
          <mo stretchy="false">Δ</mo>
          <mo stretchy="false">=</mo>
          <mn>...</mn>
        </mrow>
        <mo stretchy="false">=</mo>
        <mn>12</mn>
      </mrow>
    </mrow>
    <annotation encoding="StarMath 5.0">%DELTA = ... = 12</annotation>
  </semantics>
</math>
</file>

<file path=Object 14/content.xml><?xml version="1.0" encoding="utf-8"?>
<math xmlns="http://www.w3.org/1998/Math/MathML">
  <semantics>
    <mrow>
      <mrow>
        <mrow>
          <msub>
            <mi mathvariant="normal">x</mi>
            <mn>1</mn>
          </msub>
          <mo stretchy="false">=</mo>
          <mfrac>
            <mrow>
              <mrow>
                <mrow>
                  <mo stretchy="false">−</mo>
                  <mn>2</mn>
                </mrow>
                <mo stretchy="false">+</mo>
                <msqrt>
                  <mrow>
                    <mn>12</mn>
                  </mrow>
                </msqrt>
              </mrow>
            </mrow>
            <mn>2</mn>
          </mfrac>
        </mrow>
        <mo stretchy="false">=</mo>
        <mrow>
          <mrow>
            <mo stretchy="false">−</mo>
            <mn>1</mn>
          </mrow>
          <mo stretchy="false">−</mo>
          <msqrt>
            <mrow>
              <mn>3</mn>
            </mrow>
          </msqrt>
        </mrow>
      </mrow>
    </mrow>
    <annotation encoding="StarMath 5.0">x_1 = {-2 + sqrt{12} } over 2 = -1-sqrt{3} </annotation>
  </semantics>
</math>
</file>

<file path=Object 15/content.xml><?xml version="1.0" encoding="utf-8"?>
<math xmlns="http://www.w3.org/1998/Math/MathML">
  <semantics>
    <mrow>
      <mrow>
        <msub>
          <mi mathvariant="normal">x</mi>
          <mn>2</mn>
        </msub>
        <mo stretchy="false">=</mo>
        <mrow>
          <mrow>
            <mo stretchy="false">−</mo>
            <mn>1</mn>
          </mrow>
          <mo stretchy="false">+</mo>
          <msqrt>
            <mrow>
              <mn>3</mn>
            </mrow>
          </msqrt>
        </mrow>
      </mrow>
    </mrow>
    <annotation encoding="StarMath 5.0">x_2 =  -1+sqrt{3} </annotation>
  </semantics>
</math>
</file>

<file path=Object 16/content.xml><?xml version="1.0" encoding="utf-8"?>
<math xmlns="http://www.w3.org/1998/Math/MathML">
  <semantics>
    <mrow>
      <mrow>
        <mo stretchy="false">{</mo>
        <mrow>
          <mrow>
            <mrow>
              <mo stretchy="false">−</mo>
              <mn>1</mn>
            </mrow>
            <mo stretchy="false">+</mo>
            <msqrt>
              <mrow>
                <mn>3</mn>
              </mrow>
            </msqrt>
          </mrow>
          <mrow>
            <mrow>
              <mi mathvariant="normal">;</mi>
              <mo stretchy="false">−</mo>
              <mn>1</mn>
            </mrow>
            <mo stretchy="false">−</mo>
            <msqrt>
              <mn>3</mn>
            </msqrt>
          </mrow>
        </mrow>
        <mo stretchy="false">}</mo>
      </mrow>
    </mrow>
    <annotation encoding="StarMath 5.0">lbrace     -1+sqrt{3} ; -1- sqrt 3 rbrace</annotation>
  </semantics>
</math>
</file>

<file path=Object 17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≤</mo>
        <mn>0</mn>
      </mrow>
      <mo stretchy="false">⇔</mo>
      <mrow>
        <mrow>
          <mi mathvariant="normal">x</mi>
          <mo stretchy="false">−</mo>
          <mfrac>
            <mn>2</mn>
            <mrow>
              <mrow>
                <mi mathvariant="normal">x</mi>
                <mo stretchy="false">+</mo>
                <mn>2</mn>
              </mrow>
            </mrow>
          </mfrac>
        </mrow>
        <mo stretchy="false">≤</mo>
        <mn>0</mn>
      </mrow>
      <mo stretchy="false">⇔</mo>
      <mrow>
        <mfrac>
          <mrow>
            <mrow>
              <mrow>
                <mi>x²</mi>
                <mo stretchy="false">+</mo>
                <mn>2x</mn>
              </mrow>
              <mo stretchy="false">−</mo>
              <mn>2</mn>
            </mrow>
          </mrow>
          <mrow>
            <mrow>
              <mi mathvariant="normal">x</mi>
              <mo stretchy="false">+</mo>
              <mn>2</mn>
            </mrow>
          </mrow>
        </mfrac>
        <mo stretchy="false">≤</mo>
        <mn>0</mn>
      </mrow>
    </mrow>
    <annotation encoding="StarMath 5.0">f(x)  &lt;=   0 dlrarrow x - 2 over {x+2} &lt;= 0 dlrarrow {x²+2x-2}  over {x+2}&lt;=0</annotation>
  </semantics>
</math>
</file>

<file path=Object 18/content.xml><?xml version="1.0" encoding="utf-8"?>
<math xmlns="http://www.w3.org/1998/Math/MathML">
  <semantics>
    <mrow>
      <mrow>
        <mo stretchy="false">−</mo>
        <mo stretchy="false">∞</mo>
      </mrow>
    </mrow>
    <annotation encoding="StarMath 5.0">-infinity  </annotation>
  </semantics>
</math>
</file>

<file path=Object 19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=</mo>
        <mrow>
          <mi mathvariant="normal">x</mi>
          <mo stretchy="false">−</mo>
          <mfrac>
            <mn>2</mn>
            <mrow>
              <mrow>
                <mi mathvariant="normal">x</mi>
                <mo stretchy="false">+</mo>
                <mn>2</mn>
              </mrow>
            </mrow>
          </mfrac>
        </mrow>
      </mrow>
    </mrow>
    <annotation encoding="StarMath 5.0">f(x) = x -  2 over {x+2}</annotation>
  </semantics>
</math>
</file>

<file path=Object 2/content.xml><?xml version="1.0" encoding="utf-8"?>
<math xmlns="http://www.w3.org/1998/Math/MathML">
  <semantics>
    <mrow>
      <mover accent="true">
        <mi mathvariant="normal">R</mi>
        <mo stretchy="false">̄</mo>
      </mover>
    </mrow>
    <annotation encoding="StarMath 5.0">bar R</annotation>
  </semantics>
</math>
</file>

<file path=Object 20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infinity  </annotation>
  </semantics>
</math>
</file>

<file path=Object 21/content.xml><?xml version="1.0" encoding="utf-8"?>
<math xmlns="http://www.w3.org/1998/Math/MathML">
  <semantics>
    <mrow>
      <mrow>
        <mrow>
          <mi>x²</mi>
          <mo stretchy="false">+</mo>
          <mn>2x</mn>
        </mrow>
        <mo stretchy="false">−</mo>
        <mn>2</mn>
      </mrow>
    </mrow>
    <annotation encoding="StarMath 5.0">x²+2x-2</annotation>
  </semantics>
</math>
</file>

<file path=Object 22/content.xml><?xml version="1.0" encoding="utf-8"?>
<math xmlns="http://www.w3.org/1998/Math/MathML">
  <semantics>
    <mrow>
      <mrow>
        <mi mathvariant="normal">x</mi>
        <mo stretchy="false">+</mo>
        <mn>2</mn>
      </mrow>
    </mrow>
    <annotation encoding="StarMath 5.0">x+2</annotation>
  </semantics>
</math>
</file>

<file path=Object 23/content.xml><?xml version="1.0" encoding="utf-8"?>
<math xmlns="http://www.w3.org/1998/Math/MathML">
  <semantics>
    <mrow>
      <mfrac>
        <mrow>
          <mrow>
            <mrow>
              <mi>x²</mi>
              <mo stretchy="false">+</mo>
              <mn>2x</mn>
            </mrow>
            <mo stretchy="false">−</mo>
            <mn>2</mn>
          </mrow>
        </mrow>
        <mrow>
          <mrow>
            <mi mathvariant="normal">x</mi>
            <mo stretchy="false">+</mo>
            <mn>2</mn>
          </mrow>
        </mrow>
      </mfrac>
    </mrow>
    <annotation encoding="StarMath 5.0"> {x²+2x-2}  over {x+2}</annotation>
  </semantics>
</math>
</file>

<file path=Object 24/content.xml><?xml version="1.0" encoding="utf-8"?>
<math xmlns="http://www.w3.org/1998/Math/MathML">
  <semantics>
    <mrow>
      <mrow>
        <mtext>]</mtext>
        <mo stretchy="false">−</mo>
        <mo stretchy="false">∞</mo>
      </mrow>
      <mrow>
        <mrow>
          <mi mathvariant="normal">;</mi>
          <mo stretchy="false">−</mo>
          <mn>1</mn>
        </mrow>
        <mo stretchy="false">−</mo>
        <msqrt>
          <mrow>
            <mn>3</mn>
          </mrow>
        </msqrt>
      </mrow>
      <mrow>
        <mrow>
          <mtext>]</mtext>
          <mo stretchy="false">∪</mo>
          <mtext>]</mtext>
        </mrow>
        <mo stretchy="false">−</mo>
        <mn>2</mn>
      </mrow>
      <mrow>
        <mrow>
          <mi mathvariant="normal">;</mi>
          <mo stretchy="false">−</mo>
          <mn>1</mn>
        </mrow>
        <mo stretchy="false">+</mo>
        <msqrt>
          <mn>3</mn>
        </msqrt>
      </mrow>
      <mtext>]</mtext>
    </mrow>
    <annotation encoding="StarMath 5.0">"]" -infinity ;     -1-sqrt{3}"]" union "]" -2 ; -1+ sqrt 3 "]"</annotation>
  </semantics>
</math>
</file>

<file path=Object 25/content.xml><?xml version="1.0" encoding="utf-8"?>
<math xmlns="http://www.w3.org/1998/Math/MathML">
  <semantics>
    <mrow>
      <mrow>
        <mrow>
          <mo stretchy="false">−</mo>
          <mn>1</mn>
        </mrow>
        <mo stretchy="false">−</mo>
        <msqrt>
          <mn>3</mn>
        </msqrt>
      </mrow>
    </mrow>
    <annotation encoding="StarMath 5.0"> -1- sqrt 3 </annotation>
  </semantics>
</math>
</file>

<file path=Object 26/content.xml><?xml version="1.0" encoding="utf-8"?>
<math xmlns="http://www.w3.org/1998/Math/MathML">
  <semantics>
    <mrow>
      <mrow>
        <mrow>
          <mo stretchy="false">−</mo>
          <mn>1</mn>
        </mrow>
        <mo stretchy="false">+</mo>
        <msqrt>
          <mn>3</mn>
        </msqrt>
      </mrow>
    </mrow>
    <annotation encoding="StarMath 5.0"> -1+ sqrt 3 </annotation>
  </semantics>
</math>
</file>

<file path=Object 3/content.xml><?xml version="1.0" encoding="utf-8"?>
<math xmlns="http://www.w3.org/1998/Math/MathML">
  <semantics>
    <mrow>
      <mfrac>
        <mn>19</mn>
        <mn>37</mn>
      </mfrac>
    </mrow>
    <annotation encoding="StarMath 5.0">19 over 37</annotation>
  </semantics>
</math>
</file>

<file path=Object 4/content.xml><?xml version="1.0" encoding="utf-8"?>
<math xmlns="http://www.w3.org/1998/Math/MathML">
  <semantics>
    <mrow>
      <mrow>
        <mo stretchy="false">(</mo>
        <mrow>
          <mfrac>
            <mn>18</mn>
            <mn>37</mn>
          </mfrac>
        </mrow>
        <mo stretchy="false">)</mo>
      </mrow>
      <mn>²</mn>
    </mrow>
    <annotation encoding="StarMath 5.0">(18 over 37)²</annotation>
  </semantics>
</math>
</file>

<file path=Object 5/content.xml><?xml version="1.0" encoding="utf-8"?>
<math xmlns="http://www.w3.org/1998/Math/MathML">
  <semantics>
    <mrow>
      <mrow>
        <mrow>
          <mn>2</mn>
          <mo stretchy="false">×</mo>
          <mrow>
            <mo stretchy="false">(</mo>
            <mrow>
              <mfrac>
                <mn>18</mn>
                <mn>37</mn>
              </mfrac>
            </mrow>
            <mo stretchy="false">)</mo>
          </mrow>
        </mrow>
        <mo stretchy="false">×</mo>
        <mrow>
          <mo stretchy="false">(</mo>
          <mrow>
            <mfrac>
              <mn>19</mn>
              <mn>37</mn>
            </mfrac>
          </mrow>
          <mo stretchy="false">)</mo>
        </mrow>
      </mrow>
    </mrow>
    <annotation encoding="StarMath 5.0">2 times (18 over 37) times (19 over 37)</annotation>
  </semantics>
</math>
</file>

<file path=Object 6/content.xml><?xml version="1.0" encoding="utf-8"?>
<math xmlns="http://www.w3.org/1998/Math/MathML">
  <semantics>
    <mrow>
      <mrow>
        <mo stretchy="false">(</mo>
        <mrow>
          <mfrac>
            <mn>19</mn>
            <mn>37</mn>
          </mfrac>
        </mrow>
        <mo stretchy="false">)</mo>
      </mrow>
      <mn>²</mn>
    </mrow>
    <annotation encoding="StarMath 5.0">(19 over 37)²</annotation>
  </semantics>
</math>
</file>

<file path=Object 62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=</mo>
        <mn>0</mn>
      </mrow>
    </mrow>
    <annotation encoding="StarMath 5.0">f(x) =0</annotation>
  </semantics>
</math>
</file>

<file path=Object 63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≤</mo>
        <mn>0</mn>
      </mrow>
    </mrow>
    <annotation encoding="StarMath 5.0">f(x) &lt;=0</annotation>
  </semantics>
</math>
</file>

<file path=Object 7/content.xml><?xml version="1.0" encoding="utf-8"?>
<math xmlns="http://www.w3.org/1998/Math/MathML">
  <semantics>
    <mrow>
      <mrow>
        <mi mathvariant="normal">E</mi>
        <mo stretchy="false">=</mo>
        <mrow>
          <mn>2</mn>
          <mo stretchy="false">×</mo>
          <mrow>
            <mo stretchy="false">(</mo>
            <mrow>
              <mfrac>
                <mn>18</mn>
                <mn>37</mn>
              </mfrac>
            </mrow>
            <mo stretchy="false">)</mo>
          </mrow>
        </mrow>
      </mrow>
      <mrow>
        <mrow>
          <mn>²</mn>
          <mo stretchy="false">+</mo>
          <mrow>
            <mrow>
              <mn>0</mn>
              <mo stretchy="false">×</mo>
              <mrow>
                <mo stretchy="false">(</mo>
                <mrow>
                  <mfrac>
                    <mn>18</mn>
                    <mn>37</mn>
                  </mfrac>
                </mrow>
                <mo stretchy="false">)</mo>
              </mrow>
            </mrow>
            <mo stretchy="false">×</mo>
            <mrow>
              <mo stretchy="false">(</mo>
              <mrow>
                <mfrac>
                  <mn>19</mn>
                  <mn>37</mn>
                </mfrac>
              </mrow>
              <mo stretchy="false">)</mo>
            </mrow>
          </mrow>
        </mrow>
        <mo stretchy="false">−</mo>
        <mrow>
          <mn>2</mn>
          <mo stretchy="false">×</mo>
          <mrow>
            <mo stretchy="false">(</mo>
            <mrow>
              <mfrac>
                <mn>19</mn>
                <mn>37</mn>
              </mfrac>
            </mrow>
            <mo stretchy="false">)</mo>
          </mrow>
        </mrow>
      </mrow>
      <mrow>
        <mrow>
          <mn>²</mn>
          <mo stretchy="false">=</mo>
          <mfrac>
            <mrow>
              <mo stretchy="false">−</mo>
              <mn>74</mn>
            </mrow>
            <mn>1369</mn>
          </mfrac>
        </mrow>
        <mo stretchy="false">≃</mo>
        <mrow>
          <mo stretchy="false">−</mo>
          <mn>0,054</mn>
        </mrow>
      </mrow>
    </mrow>
    <annotation encoding="StarMath 5.0">E = 2 times (18 over 37)² + 0 times (18 over 37)times (19 over 37) - 2 times (19 over 37)² = -74 over 1369 simeq -0,054 </annotation>
  </semantics>
</math>
</file>

<file path=Object 8/content.xml><?xml version="1.0" encoding="utf-8"?>
<math xmlns="http://www.w3.org/1998/Math/MathML">
  <semantics>
    <mrow>
      <msup>
        <mrow>
          <mo stretchy="false">(</mo>
          <mrow>
            <mfrac>
              <mn>18</mn>
              <mn>37</mn>
            </mfrac>
          </mrow>
          <mo stretchy="false">)</mo>
        </mrow>
        <mn>10</mn>
      </msup>
    </mrow>
    <annotation encoding="StarMath 5.0">(18 over 37)^10</annotation>
  </semantics>
</math>
</file>

<file path=Object 9/content.xml><?xml version="1.0" encoding="utf-8"?>
<math xmlns="http://www.w3.org/1998/Math/MathML">
  <semantics>
    <mrow>
      <mrow>
        <mrow>
          <mn>1</mn>
          <mo stretchy="false">−</mo>
          <msup>
            <mrow>
              <mo stretchy="false">(</mo>
              <mrow>
                <mfrac>
                  <mn>18</mn>
                  <mn>37</mn>
                </mfrac>
              </mrow>
              <mo stretchy="false">)</mo>
            </mrow>
            <mn>10</mn>
          </msup>
        </mrow>
        <mo stretchy="false">≃</mo>
        <mn>0,999257</mn>
      </mrow>
    </mrow>
    <annotation encoding="StarMath 5.0">1 - (18 over 37)^10 simeq 0,999257</annotation>
  </semantics>
</math>
</file>